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draw:fill="none" draw:textarea-vertical-align="middle" fo:min-height="2.379cm"/>
      <style:paragraph-properties style:writing-mode="lr-tb"/>
    </style:style>
    <style:style style:name="gr3" style:family="graphic" style:parent-style-name="standard" style:list-style-name="L1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width="0cm" svg:stroke-color="#000000" draw:marker-start="" draw:marker-start-width="0.2cm" draw:marker-start-center="false" draw:marker-end="" draw:marker-end-width="0.2cm" draw:marker-end-center="false" draw:fill="solid" draw:fill-color="#f8f8f8" draw:textarea-horizontal-align="left" draw:auto-grow-height="true" draw:auto-grow-width="true" fo:min-height="8.209cm" fo:min-width="6.258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>
      <style:graphic-properties draw:fill="none" draw:fill-color="#729fcf"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solid" draw:fill-color="#f8f8f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top="0.5cm" fo:margin-bottom="0cm"/>
    </style:style>
    <style:style style:name="P7" style:family="paragraph">
      <loext:graphic-properties draw:fill="none" draw:fill-color="#729fc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3d7b7b" loext:opacity="100%" style:text-outline="false" style:text-line-through-style="none" style:text-line-through-type="none" style:font-name="Liberation Sans" fo:font-size="11pt" fo:language="zxx" fo:country="none" fo:font-style="italic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bbbbbb" loext:opacity="100%"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8000" loext:opacity="100%"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ff" loext:opacity="100%"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ff" loext:opacity="100%"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8000" loext:opacity="100%"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666666" loext:opacity="100%"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Testing in Programming Language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y do we need to test code:</text:p>
                <text:list>
                  <text:list-item>
                    <text:p>Improve code quality</text:p>
                    <text:list>
                      <text:list-item>
                        <text:p>Find and avoid bugs</text:p>
                      </text:list-item>
                      <text:list-item>
                        <text:p>improving code coverage percentage </text:p>
                      </text:list-item>
                      <text:list-item>
                        <text:p>Brings guarentees to end user</text:p>
                      </text:list-item>
                      <text:list-item>
                        <text:p>Avoid devs spending debugging incompatible piece of code</text:p>
                      </text:list-item>
                      <text:list-item>
                        <text:p>The more the project gets bigger, the more code needs to be test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ifferent tes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nd2end tests: tests in place of the end-user</text:p>
              </text:list-item>
              <text:list-item>
                <text:p>Integration/functional tests: make sure a few methods and function works together</text:p>
              </text:list-item>
              <text:list-item>
                <text:p>Unit tests: ensure a simple function/method is working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nit tests: </text:p>
          </draw:text-box>
        </draw:frame>
        <draw:frame presentation:style-name="pr4" draw:layer="layout" svg:width="21.46cm" svg:height="2.665cm" svg:x="1.4cm" svg:y="3.685cm" presentation:class="outline" presentation:user-transformed="true">
          <draw:text-box>
            <text:list text:style-name="L2">
              <text:list-item>
                <text:p>Unit test should test a very basic code functionality (eg one function, one method, or a few nested function, ...) </text:p>
              </text:list-item>
            </text:list>
          </draw:text-box>
        </draw:frame>
        <draw:frame draw:style-name="gr2" draw:text-style-name="P3" draw:layer="layout" svg:width="25.199cm" svg:height="2.629cm" svg:x="1.401cm" svg:y="0.629cm">
          <draw:text-box>
            <text:p text:style-name="P2"><text:span text:style-name="T1">Unit tests: </text:span></text:p>
          </draw:text-box>
        </draw:frame>
        <draw:frame draw:style-name="gr3" draw:text-style-name="P5" draw:layer="layout" svg:width="6.758cm" svg:height="8.459cm" svg:x="2.767cm" svg:y="6.146cm">
          <draw:text-box>
            <text:p text:style-name="P4"><text:span text:style-name="T2"># basic demonstration of a unit test</text:span></text:p>
            <text:p text:style-name="P4"><text:span text:style-name="T3"/></text:p>
            <text:p text:style-name="P4"><text:span text:style-name="T4">class</text:span><text:span text:style-name="T5"> </text:span><text:span text:style-name="T6">MyClass</text:span><text:span text:style-name="T5">:</text:span></text:p>
            <text:p text:style-name="P4"><text:span text:style-name="T5"><text:s text:c="4"/></text:span></text:p>
            <text:p text:style-name="P4"><text:span text:style-name="T5"><text:s text:c="4"/></text:span><text:span text:style-name="T4">def</text:span><text:span text:style-name="T5"> </text:span><text:span text:style-name="T7">__init__</text:span><text:span text:style-name="T5">(</text:span><text:span text:style-name="T8">self</text:span><text:span text:style-name="T5">, a: </text:span><text:span text:style-name="T8">float</text:span><text:span text:style-name="T5">, b: </text:span><text:span text:style-name="T8">float</text:span><text:span text:style-name="T5">):</text:span></text:p>
            <text:p text:style-name="P4"><text:span text:style-name="T5"><text:s text:c="8"/></text:span><text:span text:style-name="T8">self</text:span><text:span text:style-name="T9">.</text:span><text:span text:style-name="T5">a </text:span><text:span text:style-name="T9">=</text:span><text:span text:style-name="T5"> a</text:span></text:p>
            <text:p text:style-name="P4"><text:span text:style-name="T5"><text:s text:c="8"/></text:span><text:span text:style-name="T8">self</text:span><text:span text:style-name="T9">.</text:span><text:span text:style-name="T5">b </text:span><text:span text:style-name="T9">=</text:span><text:span text:style-name="T5"> b</text:span></text:p>
            <text:p text:style-name="P4"><text:span text:style-name="T5"><text:s text:c="8"/></text:span></text:p>
            <text:p text:style-name="P4"><text:span text:style-name="T5"><text:s text:c="4"/></text:span><text:span text:style-name="T4">def</text:span><text:span text:style-name="T5"> </text:span><text:span text:style-name="T7">sum_values</text:span><text:span text:style-name="T5">(</text:span><text:span text:style-name="T8">self</text:span><text:span text:style-name="T5">) </text:span><text:span text:style-name="T9">-&gt;</text:span><text:span text:style-name="T5"> </text:span><text:span text:style-name="T8">float</text:span><text:span text:style-name="T5">:</text:span></text:p>
            <text:p text:style-name="P4"><text:span text:style-name="T5"><text:s text:c="8"/></text:span><text:span text:style-name="T4">return</text:span><text:span text:style-name="T5"> </text:span><text:span text:style-name="T8">self</text:span><text:span text:style-name="T9">.</text:span><text:span text:style-name="T5">a </text:span><text:span text:style-name="T9">+</text:span><text:span text:style-name="T5"> </text:span><text:span text:style-name="T8">self</text:span><text:span text:style-name="T9">.</text:span><text:span text:style-name="T5">b</text:span></text:p>
            <text:p text:style-name="P4"><text:span text:style-name="T5"><text:s text:c="4"/></text:span></text:p>
            <text:p text:style-name="P4"><text:span text:style-name="T5"><text:s text:c="4"/></text:span></text:p>
            <text:p text:style-name="P4"><text:span text:style-name="T4">def</text:span><text:span text:style-name="T5"> </text:span><text:span text:style-name="T7">unit_test</text:span><text:span text:style-name="T5">():</text:span></text:p>
            <text:p text:style-name="P4"><text:span text:style-name="T5"><text:s text:c="4"/></text:span><text:span text:style-name="T5">a </text:span><text:span text:style-name="T9">=</text:span><text:span text:style-name="T5"> </text:span><text:span text:style-name="T9">1</text:span></text:p>
            <text:p text:style-name="P4"><text:span text:style-name="T5"><text:s text:c="4"/></text:span><text:span text:style-name="T5">b </text:span><text:span text:style-name="T9">=</text:span><text:span text:style-name="T5"> </text:span><text:span text:style-name="T9">2</text:span></text:p>
            <text:p text:style-name="P4"><text:span text:style-name="T5"><text:s text:c="4"/></text:span><text:span text:style-name="T5">mc </text:span><text:span text:style-name="T9">=</text:span><text:span text:style-name="T5"> MyClass(a, b)</text:span></text:p>
            <text:p text:style-name="P4"><text:span text:style-name="T5"><text:s text:c="4"/></text:span></text:p>
            <text:p text:style-name="P4"><text:span text:style-name="T5"><text:s text:c="4"/></text:span><text:span text:style-name="T4">assert</text:span><text:span text:style-name="T5"> mc</text:span><text:span text:style-name="T9">.</text:span><text:span text:style-name="T5">sum_values() </text:span><text:span text:style-name="T9">==</text:span><text:span text:style-name="T5"> a</text:span><text:span text:style-name="T9">+</text:span><text:span text:style-name="T5">b</text:span></text:p>
            <text:p text:style-name="P4"><text:span text:style-name="T5"><text:s text:c="4"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nit tests tools / test doubl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akes: mimics an existing object through a minimal working implementation</text:p>
              </text:list-item>
              <text:list-item>
                <text:p text:style-name="P6"><text:span text:style-name="T10">Stubs: </text:span>mimics an object by returning an already programmed response when called</text:p>
              </text:list-item>
              <text:list-item>
                <text:p>Mocks: mimics behaviour of object by returning an already programmed response when called. Most unit test framework comes with a Mocking Facility. Also called Fixtures</text:p>
              </text:list-item>
              <text:list-item>
                <text:p>Dummies: when needed <text:s/>as extra parameters (eg in a function) <text:s/>but unused</text:p>
              </text:list-item>
              <text:list-item>
                <text:p>Spies: stubs that record passed arguments, so we can test if passed arguments are expected argumen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nit test tools</text:p>
          </draw:text-box>
        </draw:frame>
        <draw:frame presentation:style-name="pr5" draw:text-style-name="P7" draw:layer="layout" svg:width="25.199cm" svg:height="9.134cm" svg:x="1.4cm" svg:y="3.685cm" presentation:class="outline">
          <draw:text-box>
            <text:list text:style-name="L2">
              <text:list-item>
                <text:p>Becareful : in some unit tests framework, some elements wrap several of those definitions.</text:p>
                <text:list>
                  <text:list-item>
                    <text:p>Ex in python unittest, mocks and stubs are the same objects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nit Tests: pitfall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ivate methods should not been tested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est in GU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ndurance tests: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18:29.026846386</meta:creation-date>
    <dc:date>2023-09-15T15:33:08.343435093</dc:date>
    <meta:editing-duration>PT3H30M58S</meta:editing-duration>
    <meta:editing-cycles>16</meta:editing-cycles>
    <meta:generator>LibreOffice/7.5.5.2$Linux_X86_64 LibreOffice_project/50$Build-2</meta:generator>
    <meta:document-statistic meta:object-count="55"/>
  </office:meta>
</office:document-meta>
</file>